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svg:font-family="Montserrat" style:font-family-generic="system" style:font-pitch="variable" svg:panose-1="0 0 5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justify"/>
      <style:text-properties style:font-name="Montserrat" style:font-name-asian="Montserrat" style:font-name-complex="Montserrat"/>
    </style:style>
    <style:style style:name="P3" style:parent-style-name="Normal" style:family="paragraph">
      <style:paragraph-properties fo:text-align="justify"/>
      <style:text-properties style:font-name="Montserrat" style:font-name-asian="Montserrat" style:font-name-complex="Montserrat"/>
    </style:style>
    <style:style style:name="P4" style:parent-style-name="Párrafodelista" style:list-style-name="LFO1" style:family="paragraph">
      <style:paragraph-properties fo:text-align="justify"/>
      <style:text-properties style:font-name="Montserrat" style:font-name-asian="Montserrat" style:font-name-complex="Montserrat"/>
    </style:style>
    <style:style style:name="P5" style:parent-style-name="Párrafodelista" style:list-style-name="LFO1" style:family="paragraph">
      <style:paragraph-properties fo:text-align="justify"/>
    </style:style>
    <style:style style:name="T6" style:parent-style-name="Fuentedepárrafopredeter." style:family="text">
      <style:text-properties style:font-name="Montserrat" style:font-name-asian="Montserrat" style:font-name-complex="Montserrat"/>
    </style:style>
    <style:style style:name="T7" style:parent-style-name="Fuentedepárrafopredeter." style:family="text">
      <style:text-properties style:font-name="Montserrat" style:font-name-asian="Montserrat" style:font-name-complex="Montserrat"/>
    </style:style>
    <style:style style:name="T8" style:parent-style-name="Hipervínculo" style:family="text">
      <style:text-properties style:font-name="Montserrat" style:font-name-asian="Montserrat" style:font-name-complex="Montserrat"/>
    </style:style>
    <style:style style:name="P9" style:parent-style-name="Normal" style:family="paragraph">
      <style:paragraph-properties fo:text-align="justify"/>
      <style:text-properties style:font-name="Montserrat" style:font-name-asian="Montserrat" style:font-name-complex="Montserrat"/>
    </style:style>
    <style:style style:name="P10" style:parent-style-name="Párrafodelista" style:list-style-name="LFO2" style:family="paragraph">
      <style:paragraph-properties fo:text-align="justify"/>
      <style:text-properties style:font-name="Montserrat" style:font-name-asian="Montserrat" style:font-name-complex="Montserrat" fo:font-weight="bold" style:font-weight-asian="bold" style:font-weight-complex="bold"/>
    </style:style>
    <style:style style:name="P11" style:parent-style-name="Normal" style:family="paragraph">
      <style:paragraph-properties fo:text-align="justify"/>
    </style:style>
    <style:style style:name="T12" style:parent-style-name="Fuentedepárrafopredeter." style:family="text">
      <style:text-properties style:font-name="Montserrat" style:font-name-asian="Montserrat" style:font-name-complex="Montserrat"/>
    </style:style>
    <style:style style:name="T13" style:parent-style-name="Fuentedepárrafopredeter." style:family="text">
      <style:text-properties style:font-name="Montserrat" style:font-name-asian="Montserrat" style:font-name-complex="Montserrat"/>
    </style:style>
    <style:style style:name="T14" style:parent-style-name="Fuentedepárrafopredeter." style:family="text">
      <style:text-properties style:font-name="Montserrat" style:font-name-asian="Montserrat" style:font-name-complex="Montserrat"/>
    </style:style>
    <style:style style:name="T15" style:parent-style-name="Fuentedepárrafopredeter." style:family="text">
      <style:text-properties style:font-name="Montserrat" style:font-name-asian="Montserrat" style:font-name-complex="Montserrat"/>
    </style:style>
    <style:style style:name="T16" style:parent-style-name="Fuentedepárrafopredeter." style:family="text">
      <style:text-properties style:font-name="Montserrat" style:font-name-asian="Montserrat" style:font-name-complex="Montserrat"/>
    </style:style>
    <style:style style:name="T17" style:parent-style-name="Fuentedepárrafopredeter." style:family="text">
      <style:text-properties style:font-name="Montserrat" style:font-name-asian="Montserrat" style:font-name-complex="Montserrat"/>
    </style:style>
    <style:style style:name="T18" style:parent-style-name="Fuentedepárrafopredeter." style:family="text">
      <style:text-properties style:font-name="Montserrat" style:font-name-asian="Montserrat" style:font-name-complex="Montserrat"/>
    </style:style>
    <style:style style:name="T19" style:parent-style-name="Fuentedepárrafopredeter." style:family="text">
      <style:text-properties style:font-name="Montserrat" style:font-name-asian="Montserrat" style:font-name-complex="Montserrat"/>
    </style:style>
    <style:style style:name="T20" style:parent-style-name="Fuentedepárrafopredeter." style:family="text">
      <style:text-properties style:font-name="Montserrat" style:font-name-asian="Montserrat" style:font-name-complex="Montserrat"/>
    </style:style>
    <style:style style:name="P21" style:parent-style-name="Normal" style:family="paragraph">
      <style:paragraph-properties fo:text-align="justify"/>
    </style:style>
    <style:style style:name="T22"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23"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24"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25"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26"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27" style:parent-style-name="Normal" style:family="paragraph">
      <style:paragraph-properties fo:text-align="justify"/>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28" style:parent-style-name="Párrafodelista" style:list-style-name="LFO2" style:family="paragraph">
      <style:paragraph-properties fo:text-align="justify"/>
      <style:text-properties style:font-name="Montserrat" style:font-name-asian="Montserrat" style:font-name-complex="Montserrat" fo:font-weight="bold" style:font-weight-asian="bold" style:font-weight-complex="bold" fo:color="#000000"/>
    </style:style>
    <style:style style:name="P29" style:parent-style-name="Normal" style:family="paragraph">
      <style:paragraph-properties fo:text-align="justify"/>
    </style:style>
    <style:style style:name="T30" style:parent-style-name="Fuentedepárrafopredeter." style:family="text">
      <style:text-properties style:font-name="Montserrat" style:font-name-asian="Montserrat" style:font-name-complex="Montserrat" fo:color="#000000"/>
    </style:style>
    <style:style style:name="T31" style:parent-style-name="Fuentedepárrafopredeter." style:family="text">
      <style:text-properties style:font-name="Montserrat" style:font-name-asian="Montserrat" style:font-name-complex="Montserrat" fo:color="#000000"/>
    </style:style>
    <style:style style:name="T32" style:parent-style-name="Fuentedepárrafopredeter." style:family="text">
      <style:text-properties style:font-name="Montserrat" style:font-name-asian="Montserrat" style:font-name-complex="Montserrat" fo:color="#000000"/>
    </style:style>
    <style:style style:name="T33" style:parent-style-name="Fuentedepárrafopredeter." style:family="text">
      <style:text-properties style:font-name="Montserrat" style:font-name-asian="Montserrat" style:font-name-complex="Montserrat" fo:color="#000000"/>
    </style:style>
    <style:style style:name="T34" style:parent-style-name="Fuentedepárrafopredeter." style:family="text">
      <style:text-properties style:font-name="Montserrat" style:font-name-asian="Montserrat" style:font-name-complex="Montserrat" fo:color="#000000"/>
    </style:style>
    <style:style style:name="T35" style:parent-style-name="Fuentedepárrafopredeter." style:family="text">
      <style:text-properties style:font-name="Montserrat" style:font-name-asian="Montserrat" style:font-name-complex="Montserrat" fo:color="#000000"/>
    </style:style>
    <style:style style:name="T36" style:parent-style-name="Fuentedepárrafopredeter." style:family="text">
      <style:text-properties style:font-name="Montserrat" style:font-name-asian="Montserrat" style:font-name-complex="Montserrat" fo:color="#000000"/>
    </style:style>
    <style:style style:name="T37" style:parent-style-name="Fuentedepárrafopredeter." style:family="text">
      <style:text-properties style:font-name="Montserrat" style:font-name-asian="Montserrat" style:font-name-complex="Montserrat" fo:color="#000000"/>
    </style:style>
    <style:style style:name="T38" style:parent-style-name="Fuentedepárrafopredeter." style:family="text">
      <style:text-properties style:font-name="Montserrat" style:font-name-asian="Montserrat" style:font-name-complex="Montserrat" fo:color="#000000"/>
    </style:style>
    <style:style style:name="T39" style:parent-style-name="Fuentedepárrafopredeter." style:family="text">
      <style:text-properties style:font-name="Montserrat" style:font-name-asian="Montserrat" style:font-name-complex="Montserrat" fo:color="#000000"/>
    </style:style>
    <style:style style:name="T40" style:parent-style-name="Fuentedepárrafopredeter." style:family="text">
      <style:text-properties style:font-name="Montserrat" style:font-name-asian="Montserrat" style:font-name-complex="Montserrat" fo:color="#000000"/>
    </style:style>
    <style:style style:name="T41" style:parent-style-name="Fuentedepárrafopredeter." style:family="text">
      <style:text-properties style:font-name="Montserrat" style:font-name-asian="Montserrat" style:font-name-complex="Montserrat" fo:color="#000000"/>
    </style:style>
    <style:style style:name="T42" style:parent-style-name="Fuentedepárrafopredeter." style:family="text">
      <style:text-properties style:font-name="Montserrat" style:font-name-asian="Montserrat" style:font-name-complex="Montserrat" fo:color="#000000"/>
    </style:style>
    <style:style style:name="T43" style:parent-style-name="Fuentedepárrafopredeter." style:family="text">
      <style:text-properties style:font-name="Montserrat" style:font-name-asian="Montserrat" style:font-name-complex="Montserrat" fo:color="#000000"/>
    </style:style>
    <style:style style:name="T44" style:parent-style-name="Fuentedepárrafopredeter." style:family="text">
      <style:text-properties style:font-name="Montserrat" style:font-name-asian="Montserrat" style:font-name-complex="Montserrat" fo:color="#000000"/>
    </style:style>
    <style:style style:name="T45" style:parent-style-name="Fuentedepárrafopredeter." style:family="text">
      <style:text-properties style:font-name="Montserrat" style:font-name-asian="Montserrat" style:font-name-complex="Montserrat" fo:color="#000000"/>
    </style:style>
    <style:style style:name="T46" style:parent-style-name="Fuentedepárrafopredeter." style:family="text">
      <style:text-properties style:font-name="Montserrat" style:font-name-asian="Montserrat" style:font-name-complex="Montserrat" fo:color="#000000"/>
    </style:style>
    <style:style style:name="T47" style:parent-style-name="Fuentedepárrafopredeter." style:family="text">
      <style:text-properties style:font-name="Montserrat" style:font-name-asian="Montserrat" style:font-name-complex="Montserrat" fo:color="#000000"/>
    </style:style>
    <style:style style:name="T48" style:parent-style-name="Fuentedepárrafopredeter." style:family="text">
      <style:text-properties style:font-name="Montserrat" style:font-name-asian="Montserrat" style:font-name-complex="Montserrat" fo:color="#000000"/>
    </style:style>
    <style:style style:name="T49" style:parent-style-name="Fuentedepárrafopredeter." style:family="text">
      <style:text-properties style:font-name="Montserrat" style:font-name-asian="Montserrat" style:font-name-complex="Montserrat" fo:color="#000000"/>
    </style:style>
    <style:style style:name="T50" style:parent-style-name="Fuentedepárrafopredeter." style:family="text">
      <style:text-properties style:font-name="Montserrat" style:font-name-asian="Montserrat" style:font-name-complex="Montserrat" fo:color="#000000"/>
    </style:style>
    <style:style style:name="T51" style:parent-style-name="Fuentedepárrafopredeter." style:family="text">
      <style:text-properties style:font-name="Montserrat" style:font-name-asian="Montserrat" style:font-name-complex="Montserrat" fo:color="#000000"/>
    </style:style>
    <style:style style:name="T52" style:parent-style-name="Fuentedepárrafopredeter." style:family="text">
      <style:text-properties style:font-name="Montserrat" style:font-name-asian="Montserrat" style:font-name-complex="Montserrat" fo:color="#000000"/>
    </style:style>
    <style:style style:name="T53" style:parent-style-name="Fuentedepárrafopredeter." style:family="text">
      <style:text-properties style:font-name="Montserrat" style:font-name-asian="Montserrat" style:font-name-complex="Montserrat" fo:color="#000000"/>
    </style:style>
    <style:style style:name="T54" style:parent-style-name="Fuentedepárrafopredeter." style:family="text">
      <style:text-properties style:font-name="Montserrat" style:font-name-asian="Montserrat" style:font-name-complex="Montserrat" fo:color="#000000"/>
    </style:style>
    <style:style style:name="T55" style:parent-style-name="Fuentedepárrafopredeter." style:family="text">
      <style:text-properties style:font-name="Montserrat" style:font-name-asian="Montserrat" style:font-name-complex="Montserrat" fo:color="#000000"/>
    </style:style>
    <style:style style:name="T56" style:parent-style-name="Fuentedepárrafopredeter." style:family="text">
      <style:text-properties style:font-name="Montserrat" style:font-name-asian="Montserrat" style:font-name-complex="Montserrat" fo:color="#000000"/>
    </style:style>
    <style:style style:name="T57" style:parent-style-name="Fuentedepárrafopredeter." style:family="text">
      <style:text-properties style:font-name="Montserrat" style:font-name-asian="Montserrat" style:font-name-complex="Montserrat" fo:color="#000000"/>
    </style:style>
    <style:style style:name="T58" style:parent-style-name="Fuentedepárrafopredeter." style:family="text">
      <style:text-properties style:font-name="Montserrat" style:font-name-asian="Montserrat" style:font-name-complex="Montserrat" fo:color="#000000"/>
    </style:style>
    <style:style style:name="T59" style:parent-style-name="Fuentedepárrafopredeter." style:family="text">
      <style:text-properties style:font-name="Montserrat" style:font-name-asian="Montserrat" style:font-name-complex="Montserrat" fo:color="#000000"/>
    </style:style>
    <style:style style:name="T60" style:parent-style-name="Fuentedepárrafopredeter." style:family="text">
      <style:text-properties style:font-name="Montserrat" style:font-name-asian="Montserrat" style:font-name-complex="Montserrat" fo:color="#000000"/>
    </style:style>
    <style:style style:name="T61" style:parent-style-name="Fuentedepárrafopredeter." style:family="text">
      <style:text-properties style:font-name="Montserrat" style:font-name-asian="Montserrat" style:font-name-complex="Montserrat" fo:color="#000000"/>
    </style:style>
    <style:style style:name="T62" style:parent-style-name="Fuentedepárrafopredeter." style:family="text">
      <style:text-properties style:font-name="Montserrat" style:font-name-asian="Montserrat" style:font-name-complex="Montserrat"/>
    </style:style>
    <style:style style:name="T63" style:parent-style-name="Fuentedepárrafopredeter." style:family="text">
      <style:text-properties style:font-name="Montserrat" style:font-name-asian="Montserrat" style:font-name-complex="Montserrat"/>
    </style:style>
    <style:style style:name="T64" style:parent-style-name="Fuentedepárrafopredeter." style:family="text">
      <style:text-properties style:font-name="Montserrat" style:font-name-asian="Montserrat" style:font-name-complex="Montserrat"/>
    </style:style>
    <style:style style:name="P65" style:parent-style-name="Normal" style:family="paragraph">
      <style:paragraph-properties fo:text-align="justify"/>
    </style:style>
    <style:style style:name="T66"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67"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68"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69"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70"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71"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72"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73"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T74" style:parent-style-name="Fuentedepárrafopredeter." style:family="text">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75" style:parent-style-name="Normal" style:family="paragraph">
      <style:paragraph-properties fo:text-align="justify"/>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76" style:parent-style-name="Normal" style:family="paragraph">
      <style:paragraph-properties fo:text-align="justify"/>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77" style:parent-style-name="Normal" style:family="paragraph">
      <style:paragraph-properties fo:text-align="justify"/>
      <style:text-properties style:font-name="Montserrat" style:font-name-asian="Montserrat" style:font-name-complex="Montserrat" fo:font-weight="bold" style:font-weight-asian="bold" style:font-weight-complex="bold" fo:color="#4472C4" fo:font-size="9pt" style:font-size-asian="9pt" style:font-size-complex="9pt"/>
    </style:style>
    <style:style style:name="P78" style:parent-style-name="Normal" style:family="paragraph">
      <style:paragraph-properties fo:text-align="justify"/>
    </style:style>
    <style:style style:name="P79" style:parent-style-name="Normal" style:family="paragraph">
      <style:paragraph-properties fo:text-align="justify"/>
      <style:text-properties style:font-name-asian="MS Mincho" fo:color="#000000"/>
    </style:style>
    <style:style style:name="P80" style:parent-style-name="Párrafodelista" style:list-style-name="LFO2" style:family="paragraph">
      <style:paragraph-properties fo:text-align="justify"/>
      <style:text-properties style:font-name="Montserrat" style:font-name-asian="Montserrat" style:font-name-complex="Montserrat" fo:font-weight="bold" style:font-weight-asian="bold" style:font-weight-complex="bold" fo:color="#000000"/>
    </style:style>
    <style:style style:name="P81" style:parent-style-name="Normal" style:family="paragraph">
      <style:paragraph-properties fo:text-align="justify"/>
      <style:text-properties style:font-name="Montserrat" style:font-name-asian="Montserrat" style:font-name-complex="Montserrat" fo:color="#000000"/>
    </style:style>
    <style:style style:name="P82" style:parent-style-name="Normal" style:family="paragraph">
      <style:paragraph-properties fo:text-align="justify" fo:margin-top="0.1527in" fo:margin-bottom="0.1527in"/>
    </style:style>
    <style:style style:name="T83"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4"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5"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6"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7"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8"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89"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90"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91" style:parent-style-name="Fuentedepárrafopredeter." style:family="text">
      <style:text-properties style:font-name-asian="MS Mincho"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92"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93"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94"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P95" style:parent-style-name="Normal" style:family="paragraph">
      <style:paragraph-properties fo:text-align="justify"/>
      <style:text-properties style:font-name="Montserrat" style:font-name-asian="Montserrat" style:font-name-complex="Montserrat" fo:color="#000000"/>
    </style:style>
    <style:style style:name="P96" style:parent-style-name="Normal" style:family="paragraph">
      <style:paragraph-properties fo:text-align="justify" fo:margin-top="0.1527in" fo:margin-bottom="0.1527in"/>
    </style:style>
    <style:style style:name="T97"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98" style:parent-style-name="Fuentedepárrafopredeter." style:family="text">
      <style:text-properties style:font-name-asian="MS Mincho" fo:font-weight="bold" style:font-weight-asian="bold" style:font-weight-complex="bold" fo:color="#4472C4" fo:font-size="9pt" style:font-size-asian="9pt" style:font-size-complex="9pt" style:text-underline-type="single" style:text-underline-style="solid" style:text-underline-width="auto" style:text-underline-mode="continuous"/>
    </style:style>
    <style:style style:name="T99"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P100" style:parent-style-name="Párrafodelista" style:list-style-name="LFO2" style:family="paragraph">
      <style:paragraph-properties fo:text-align="justify"/>
      <style:text-properties style:font-name="Montserrat" style:font-name-asian="Montserrat" style:font-name-complex="Montserrat" fo:font-weight="bold" style:font-weight-asian="bold" style:font-weight-complex="bold" fo:color="#000000"/>
    </style:style>
    <style:style style:name="P101" style:parent-style-name="Normal" style:family="paragraph">
      <style:paragraph-properties fo:text-align="justify"/>
      <style:text-properties style:font-name="Montserrat" style:font-name-asian="Montserrat" style:font-name-complex="Montserrat" fo:color="#000000"/>
    </style:style>
    <style:style style:name="P102" style:parent-style-name="Normal" style:family="paragraph">
      <style:paragraph-properties fo:text-align="justify" fo:margin-top="0.1527in" fo:margin-bottom="0.1527in"/>
      <style:text-properties style:font-name-asian="MS Mincho" fo:font-weight="bold" style:font-weight-asian="bold" style:font-weight-complex="bold" fo:color="#4472C4" fo:font-size="9pt" style:font-size-asian="9pt" style:font-size-complex="9pt"/>
    </style:style>
    <style:style style:name="P103" style:parent-style-name="Normal" style:family="paragraph">
      <style:paragraph-properties fo:text-align="justify"/>
      <style:text-properties style:font-name="Montserrat" style:font-name-asian="Montserrat" style:font-name-complex="Montserrat" fo:color="#000000"/>
    </style:style>
    <style:style style:name="P104" style:parent-style-name="Normal" style:family="paragraph">
      <style:paragraph-properties fo:text-align="justify" fo:margin-bottom="0in"/>
      <style:text-properties style:font-name-asian="MS Mincho" fo:font-weight="bold" style:font-weight-asian="bold" style:font-weight-complex="bold" fo:color="#4472C4" fo:font-size="9pt" style:font-size-asian="9pt" style:font-size-complex="9pt"/>
    </style:style>
    <style:style style:name="P105" style:parent-style-name="Normal" style:family="paragraph">
      <style:paragraph-properties fo:text-align="justify" fo:margin-bottom="0in"/>
    </style:style>
    <style:style style:name="T106"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07"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08"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09"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10"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11"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T112" style:parent-style-name="Fuentedepárrafopredeter." style:family="text">
      <style:text-properties style:font-name-asian="MS Mincho" fo:font-weight="bold" style:font-weight-asian="bold" style:font-weight-complex="bold" fo:color="#4472C4" fo:font-size="9pt" style:font-size-asian="9pt" style:font-size-complex="9pt"/>
    </style:style>
    <style:style style:name="P113" style:parent-style-name="Normal" style:family="paragraph">
      <style:paragraph-properties fo:text-align="justify" fo:margin-top="0.1527in" fo:margin-bottom="0.1527in"/>
      <style:text-properties style:font-name="Montserrat" style:font-name-asian="Montserrat" style:font-name-complex="Montserrat" fo:color="#000000"/>
    </style:style>
    <style:style style:name="P114" style:parent-style-name="Normal" style:family="paragraph">
      <style:paragraph-properties fo:text-align="justify" fo:margin-top="0.1527in" fo:margin-bottom="0.1527in"/>
      <style:text-properties style:font-name="Montserrat" style:font-name-asian="Montserrat" style:font-name-complex="Montserrat" fo:color="#000000"/>
    </style:style>
    <style:style style:name="P115" style:parent-style-name="Normal" style:family="paragraph">
      <style:paragraph-properties fo:text-align="justify"/>
    </style:style>
    <style:style style:name="T116" style:parent-style-name="Fuentedepárrafopredeter." style:family="text">
      <style:text-properties style:font-name="Calibri" style:font-name-asian="Calibri" style:font-name-complex="Calibri" fo:font-weight="bold" style:font-weight-asian="bold" style:font-weight-complex="bold" fo:color="#000000" fo:font-size="7pt" style:font-size-asian="7pt" style:font-size-complex="7pt" fo:language="ca" fo:country="ES"/>
    </style:style>
    <style:style style:name="T117" style:parent-style-name="Fuentedepárrafopredeter." style:family="text">
      <style:text-properties style:font-name="Calibri" style:font-name-asian="Calibri" style:font-name-complex="Calibri" fo:font-weight="bold" style:font-weight-asian="bold" style:font-weight-complex="bold" fo:color="#000000" fo:font-size="7pt" style:font-size-asian="7pt" style:font-size-complex="7pt" fo:language="ca" fo:country="ES"/>
    </style:style>
    <style:style style:name="T118" style:parent-style-name="Fuentedepárrafopredeter." style:family="text">
      <style:text-properties style:font-name="Calibri" style:font-name-asian="Calibri" style:font-name-complex="Calibri" fo:font-weight="bold" style:font-weight-asian="bold" style:font-weight-complex="bold" fo:color="#000000" fo:font-size="7pt" style:font-size-asian="7pt" style:font-size-complex="7pt" fo:language="ca" fo:country="ES"/>
    </style:style>
    <style:style style:name="TableColumn120" style:family="table-column">
      <style:table-column-properties style:column-width="2.25in" style:use-optimal-column-width="false"/>
    </style:style>
    <style:style style:name="TableColumn121" style:family="table-column">
      <style:table-column-properties style:column-width="1.1236in" style:use-optimal-column-width="false"/>
    </style:style>
    <style:style style:name="TableColumn122" style:family="table-column">
      <style:table-column-properties style:column-width="0.9534in" style:use-optimal-column-width="false"/>
    </style:style>
    <style:style style:name="TableColumn123" style:family="table-column">
      <style:table-column-properties style:column-width="0.8597in" style:use-optimal-column-width="false"/>
    </style:style>
    <style:style style:name="TableColumn124" style:family="table-column">
      <style:table-column-properties style:column-width="1.0736in" style:use-optimal-column-width="false"/>
    </style:style>
    <style:style style:name="Table119" style:family="table">
      <style:table-properties style:width="6.2604in" fo:margin-left="0in" table:align="left"/>
    </style:style>
    <style:style style:name="TableRow125" style:family="table-row">
      <style:table-row-properties style:min-row-height="0.2083in" style:use-optimal-row-height="false"/>
    </style:style>
    <style:style style:name="TableCell126" style:family="table-cell">
      <style:table-cell-properties fo:border="0.0625in solid #FFFFFF" style:writing-mode="lr-tb" style:vertical-align="middle" fo:padding-top="0in" fo:padding-left="0.0625in" fo:padding-bottom="0in" fo:padding-right="0.0625in"/>
    </style:style>
    <style:style style:name="P127" style:parent-style-name="Normal" style:family="paragraph">
      <style:paragraph-properties fo:margin-bottom="0in"/>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ableCell128" style:family="table-cell">
      <style:table-cell-properties fo:border="0.0625in solid #FFFFFF" style:writing-mode="lr-tb" style:vertical-align="middle" fo:padding-top="0in" fo:padding-left="0.0625in" fo:padding-bottom="0in" fo:padding-right="0.0625in"/>
    </style:style>
    <style:style style:name="P129" style:parent-style-name="Normal" style:family="paragraph">
      <style:paragraph-properties fo:text-align="center" fo:margin-bottom="0in"/>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ableCell130" style:family="table-cell">
      <style:table-cell-properties fo:border="0.0625in solid #FFFFFF" style:writing-mode="lr-tb" style:vertical-align="middle" fo:padding-top="0in" fo:padding-left="0.0625in" fo:padding-bottom="0in" fo:padding-right="0.0625in"/>
    </style:style>
    <style:style style:name="P131" style:parent-style-name="Normal" style:family="paragraph">
      <style:paragraph-properties fo:text-align="center" fo:margin-bottom="0in"/>
    </style:style>
    <style:style style:name="T132"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33"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ableCell134" style:family="table-cell">
      <style:table-cell-properties fo:border="0.0625in solid #FFFFFF" style:writing-mode="lr-tb" style:vertical-align="middle" fo:padding-top="0in" fo:padding-left="0.0625in" fo:padding-bottom="0in" fo:padding-right="0.0625in"/>
    </style:style>
    <style:style style:name="P135" style:parent-style-name="Normal" style:family="paragraph">
      <style:paragraph-properties fo:text-align="center" fo:margin-bottom="0in"/>
    </style:style>
    <style:style style:name="T136"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37"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38"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ableCell139" style:family="table-cell">
      <style:table-cell-properties fo:border="0.0625in solid #FFFFFF" style:writing-mode="lr-tb" style:vertical-align="middle" fo:padding-top="0in" fo:padding-left="0.0625in" fo:padding-bottom="0in" fo:padding-right="0.0625in"/>
    </style:style>
    <style:style style:name="P140" style:parent-style-name="Normal" style:family="paragraph">
      <style:paragraph-properties fo:text-align="center" fo:margin-bottom="0in"/>
    </style:style>
    <style:style style:name="T141"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42"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43"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44"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45"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146" style:parent-style-name="Fuentedepárrafopredeter." style:family="text">
      <style:text-properties style:font-name="Montserrat" style:font-name-asian="Montserrat" style:font-name-complex="Montserrat" fo:font-weight="bold" style:font-weight-asian="bold" style:font-weight-complex="bold" fo:color="#FFFFFF" fo:font-size="6pt" style:font-size-asian="6pt" style:font-size-complex="6pt" fo:language="ca" fo:country="ES"/>
    </style:style>
    <style:style style:name="TableRow147" style:family="table-row">
      <style:table-row-properties style:min-row-height="0.2083in" style:use-optimal-row-height="false"/>
    </style:style>
    <style:style style:name="TableCell148" style:family="table-cell">
      <style:table-cell-properties fo:border="0.0625in solid #FFFFFF" style:writing-mode="lr-tb" style:vertical-align="middle" fo:padding-top="0in" fo:padding-left="0.0625in" fo:padding-bottom="0in" fo:padding-right="0.0625in"/>
    </style:style>
    <style:style style:name="P149" style:parent-style-name="Normal" style:family="paragraph">
      <style:paragraph-properties fo:text-align="justify"/>
    </style:style>
    <style:style style:name="T150" style:parent-style-name="Fuentedepárrafopredeter." style:family="text">
      <style:text-properties style:font-name="Montserrat" style:font-name-asian="Montserrat" style:font-name-complex="Montserrat" fo:font-weight="bold" style:font-weight-asian="bold" style:font-weight-complex="bold" fo:color="#000000" fo:font-size="6pt" style:font-size-asian="6pt" style:font-size-complex="6pt" fo:language="ca" fo:country="ES"/>
    </style:style>
    <style:style style:name="T151" style:parent-style-name="Fuentedepárrafopredeter." style:family="text">
      <style:text-properties style:font-name="Montserrat" style:font-name-asian="Montserrat" style:font-name-complex="Montserrat" fo:font-weight="bold" style:font-weight-asian="bold" style:font-weight-complex="bold" fo:color="#000000" fo:font-size="6pt" style:font-size-asian="6pt" style:font-size-complex="6pt" fo:language="ca" fo:country="ES"/>
    </style:style>
    <style:style style:name="TableCell152" style:family="table-cell">
      <style:table-cell-properties fo:border="0.0625in solid #FFFFFF" style:writing-mode="lr-tb" style:vertical-align="middle" fo:padding-top="0in" fo:padding-left="0.0625in" fo:padding-bottom="0in" fo:padding-right="0.0625in"/>
    </style:style>
    <style:style style:name="P153"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54" style:family="table-cell">
      <style:table-cell-properties fo:border="0.0625in solid #FFFFFF" style:writing-mode="lr-tb" style:vertical-align="middle" fo:padding-top="0in" fo:padding-left="0.0625in" fo:padding-bottom="0in" fo:padding-right="0.0625in"/>
    </style:style>
    <style:style style:name="P155"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56" style:family="table-cell">
      <style:table-cell-properties fo:border="0.0625in solid #FFFFFF" style:writing-mode="lr-tb" style:vertical-align="middle" fo:padding-top="0in" fo:padding-left="0.0625in" fo:padding-bottom="0in" fo:padding-right="0.0625in"/>
    </style:style>
    <style:style style:name="P157"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58" style:family="table-cell">
      <style:table-cell-properties fo:border="0.0625in solid #FFFFFF" style:writing-mode="lr-tb" style:vertical-align="middle" fo:padding-top="0in" fo:padding-left="0.0625in" fo:padding-bottom="0in" fo:padding-right="0.0625in"/>
    </style:style>
    <style:style style:name="P159"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Row160" style:family="table-row">
      <style:table-row-properties style:min-row-height="0.2083in" style:use-optimal-row-height="false"/>
    </style:style>
    <style:style style:name="TableCell161" style:family="table-cell">
      <style:table-cell-properties fo:border="0.0625in solid #FFFFFF" style:writing-mode="lr-tb" style:vertical-align="middle" fo:padding-top="0in" fo:padding-left="0.0625in" fo:padding-bottom="0in" fo:padding-right="0.0625in"/>
    </style:style>
    <style:style style:name="P162" style:parent-style-name="Normal" style:family="paragraph">
      <style:paragraph-properties fo:text-align="justify" fo:margin-bottom="0in"/>
    </style:style>
    <style:style style:name="T163" style:parent-style-name="Fuentedepárrafopredeter." style:family="text">
      <style:text-properties style:font-name="Montserrat" style:font-name-asian="Montserrat" style:font-name-complex="Montserrat" fo:font-weight="bold" style:font-weight-asian="bold" style:font-weight-complex="bold" fo:color="#000000" fo:font-size="6pt" style:font-size-asian="6pt" style:font-size-complex="6pt" fo:language="ca" fo:country="ES"/>
    </style:style>
    <style:style style:name="TableCell164" style:family="table-cell">
      <style:table-cell-properties fo:border="0.0625in solid #FFFFFF" style:writing-mode="lr-tb" style:vertical-align="middle" fo:padding-top="0in" fo:padding-left="0.0625in" fo:padding-bottom="0in" fo:padding-right="0.0625in"/>
    </style:style>
    <style:style style:name="P165"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66" style:family="table-cell">
      <style:table-cell-properties fo:border="0.0625in solid #FFFFFF" style:writing-mode="lr-tb" style:vertical-align="middle" fo:padding-top="0in" fo:padding-left="0.0625in" fo:padding-bottom="0in" fo:padding-right="0.0625in"/>
    </style:style>
    <style:style style:name="P167"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68" style:family="table-cell">
      <style:table-cell-properties fo:border="0.0625in solid #FFFFFF" style:writing-mode="lr-tb" style:vertical-align="middle" fo:padding-top="0in" fo:padding-left="0.0625in" fo:padding-bottom="0in" fo:padding-right="0.0625in"/>
    </style:style>
    <style:style style:name="P169"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70" style:family="table-cell">
      <style:table-cell-properties fo:border="0.0625in solid #FFFFFF" style:writing-mode="lr-tb" style:vertical-align="middle" fo:padding-top="0in" fo:padding-left="0.0625in" fo:padding-bottom="0in" fo:padding-right="0.0625in"/>
    </style:style>
    <style:style style:name="P171"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Row172" style:family="table-row">
      <style:table-row-properties style:min-row-height="0.2083in" style:use-optimal-row-height="false"/>
    </style:style>
    <style:style style:name="TableCell173" style:family="table-cell">
      <style:table-cell-properties fo:border="0.0625in solid #FFFFFF" style:writing-mode="lr-tb" style:vertical-align="middle" fo:padding-top="0in" fo:padding-left="0.0625in" fo:padding-bottom="0in" fo:padding-right="0.0625in"/>
    </style:style>
    <style:style style:name="P174" style:parent-style-name="Normal" style:family="paragraph">
      <style:paragraph-properties fo:text-align="justify" fo:margin-bottom="0in"/>
    </style:style>
    <style:style style:name="T175" style:parent-style-name="Fuentedepárrafopredeter." style:family="text">
      <style:text-properties style:font-name="Montserrat" style:font-name-asian="Montserrat" style:font-name-complex="Montserrat" fo:font-weight="bold" style:font-weight-asian="bold" style:font-weight-complex="bold" fo:color="#000000" fo:font-size="6pt" style:font-size-asian="6pt" style:font-size-complex="6pt" fo:language="ca" fo:country="ES"/>
    </style:style>
    <style:style style:name="TableCell176" style:family="table-cell">
      <style:table-cell-properties fo:border="0.0625in solid #FFFFFF" style:writing-mode="lr-tb" style:vertical-align="middle" fo:padding-top="0in" fo:padding-left="0.0625in" fo:padding-bottom="0in" fo:padding-right="0.0625in"/>
    </style:style>
    <style:style style:name="P177"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78" style:family="table-cell">
      <style:table-cell-properties fo:border="0.0625in solid #FFFFFF" style:writing-mode="lr-tb" style:vertical-align="middle" fo:padding-top="0in" fo:padding-left="0.0625in" fo:padding-bottom="0in" fo:padding-right="0.0625in"/>
    </style:style>
    <style:style style:name="P179"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80" style:family="table-cell">
      <style:table-cell-properties fo:border="0.0625in solid #FFFFFF" style:writing-mode="lr-tb" style:vertical-align="middle" fo:padding-top="0in" fo:padding-left="0.0625in" fo:padding-bottom="0in" fo:padding-right="0.0625in"/>
    </style:style>
    <style:style style:name="P181"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TableCell182" style:family="table-cell">
      <style:table-cell-properties fo:border="0.0625in solid #FFFFFF" style:writing-mode="lr-tb" style:vertical-align="middle" fo:padding-top="0in" fo:padding-left="0.0625in" fo:padding-bottom="0in" fo:padding-right="0.0625in"/>
    </style:style>
    <style:style style:name="P183" style:parent-style-name="Normal" style:family="paragraph">
      <style:paragraph-properties fo:text-align="justify" fo:margin-bottom="0in"/>
      <style:text-properties style:font-name="Montserrat" style:font-name-asian="Montserrat" style:font-name-complex="Montserrat" fo:color="#000000" fo:font-size="6pt" style:font-size-asian="6pt" style:font-size-complex="6pt" fo:language="ca" fo:country="ES"/>
    </style:style>
    <style:style style:name="P184" style:parent-style-name="Normal" style:family="paragraph">
      <style:paragraph-properties fo:text-align="justify" fo:margin-top="0.1527in" fo:margin-bottom="0.1527in"/>
      <style:text-properties style:font-name-asian="MS Mincho" fo:color="#000000"/>
    </style:style>
    <style:style style:name="P185" style:parent-style-name="Normal" style:family="paragraph">
      <style:paragraph-properties fo:text-align="justify" fo:margin-top="0.1527in" fo:margin-bottom="0.1527in"/>
      <style:text-properties style:font-name-asian="MS Mincho" fo:font-weight="bold" style:font-weight-asian="bold" style:font-weight-complex="bold" fo:color="#4472C4" fo:font-size="9pt" style:font-size-asian="9pt" style:font-size-complex="9pt"/>
    </style:style>
    <style:style style:name="P186" style:parent-style-name="Párrafodelista" style:list-style-name="LFO2" style:family="paragraph">
      <style:paragraph-properties fo:text-align="justify"/>
    </style:style>
    <style:style style:name="T187" style:parent-style-name="Fuentedepárrafopredeter." style:family="text">
      <style:text-properties style:font-name="Montserrat" style:font-name-asian="Montserrat" style:font-name-complex="Montserrat" fo:color="#000000"/>
    </style:style>
    <style:style style:name="P188" style:parent-style-name="Normal" style:family="paragraph">
      <style:paragraph-properties fo:text-align="justify"/>
    </style:style>
    <style:style style:name="T189" style:parent-style-name="Fuentedepárrafopredeter." style:family="text">
      <style:text-properties style:font-name="Montserrat" style:font-name-asian="Montserrat" style:font-name-complex="Montserrat" fo:color="#000000"/>
    </style:style>
    <style:style style:name="T190" style:parent-style-name="Fuentedepárrafopredeter." style:family="text">
      <style:text-properties style:font-name="Montserrat" style:font-name-asian="Montserrat" style:font-name-complex="Montserrat" fo:color="#000000"/>
    </style:style>
    <style:style style:name="T191" style:parent-style-name="Fuentedepárrafopredeter." style:family="text">
      <style:text-properties style:font-name="Montserrat" style:font-name-asian="Montserrat" style:font-name-complex="Montserrat" fo:color="#000000"/>
    </style:style>
    <style:style style:name="T192" style:parent-style-name="Hipervínculo" style:family="text">
      <style:text-properties style:font-name="Montserrat" style:font-name-asian="Montserrat" style:font-name-complex="Montserrat"/>
    </style:style>
    <style:style style:name="P193" style:parent-style-name="Normal" style:family="paragraph">
      <style:paragraph-properties fo:text-align="justify" fo:margin-top="0.1527in" fo:margin-bottom="0.1527in"/>
      <style:text-properties style:font-name-asian="MS Mincho" fo:font-weight="bold" style:font-weight-asian="bold" style:font-weight-complex="bold" fo:color="#4472C4" fo:font-size="9pt" style:font-size-asian="9pt" style:font-size-complex="9pt"/>
    </style:style>
    <style:style style:name="P194" style:parent-style-name="Normal" style:family="paragraph">
      <style:paragraph-properties fo:text-align="justify" fo:margin-top="0.1527in" fo:margin-bottom="0.1527in"/>
    </style:style>
    <style:style style:name="T195" style:parent-style-name="Fuentedepárrafopredeter." style:family="text">
      <style:text-properties style:font-name-asian="MS Mincho" fo:color="#000000"/>
    </style:style>
    <style:style style:name="T196" style:parent-style-name="Fuentedepárrafopredeter." style:family="text">
      <style:text-properties style:font-name-asian="MS Mincho" fo:color="#000000"/>
    </style:style>
    <style:style style:name="T197" style:parent-style-name="Fuentedepárrafopredeter." style:family="text">
      <style:text-properties style:font-name-asian="MS Mincho" fo:color="#000000"/>
    </style:style>
    <style:style style:name="T198" style:parent-style-name="Fuentedepárrafopredeter." style:family="text">
      <style:text-properties style:font-name-asian="MS Mincho" fo:color="#000000"/>
    </style:style>
  </office:automatic-styles>
  <office:body>
    <office:text text:use-soft-page-breaks="true">
      <text:p text:style-name="P1">SA con<text:s/>IA</text:p>
      <text:p text:style-name="P2">En este bloque vamos a explicar cómo diseñar una Situación de aprendizaje<text:s/>(SA)<text:s/>utilizando Inteligencia Artificial<text:s/>(IA). La idea es<text:s/>la de ir rellenando la plantilla de SA<text:s/>que nos proporciona Conselleria con unos pocos prompts. Puede que la primera vez que lo hagas te cueste un poco, pero verás que,<text:s/>con la práctica, en<text:s/>unos<text:s/>minutos puedes crear una situación de aprendizaje<text:s/>en pocos pasos. Obviamente,<text:s/>el papel fundamental de la IA es ofrecerte inspiración para que tú selecciones y modifiques los resultados que te dé.<text:s/>No recomendamos volcar los resultados que nos ofrezca la IA tal cual, sino que, mediante el diálogo con ella, obtengamos resultados cada vez más precisos y coherentes.</text:p>
      <text:p text:style-name="P3">Antes de empezar necesitamos tener a mano dos documentos:</text:p>
      <text:list text:style-name="LFO1" text:continue-numbering="true">
        <text:list-item>
          <text:p text:style-name="P4">La plantilla de situación de aprendizaje. Descárgala aquí: Plantilla SA</text:p>
        </text:list-item>
        <text:list-item>
          <text:p text:style-name="P5"><text:span text:style-name="T6">El currículo oficial del que extraeremos las competencias específicas, los criterios de evaluación y<text:s/></text:span><text:span text:style-name="T7">saberes básicos. Lo puedes encontrar fácilmente en<text:s/></text:span><text:a xlink:href="https://portal.edu.gva.es/noucurriculum/" office:target-frame-name="_top" xlink:show="replace"><text:span text:style-name="T8">noucurrículum.es</text:span></text:a></text:p>
        </text:list-item>
      </text:list>
      <text:p text:style-name="P9">A continuación, explicaremos paso a paso el proceso de creación de una SA mediante IA:</text:p>
      <text:list text:style-name="LFO2" text:continue-numbering="true">
        <text:list-item>
          <text:p text:style-name="P10">Asignar un rol a la IA:</text:p>
        </text:list-item>
      </text:list>
      <text:p text:style-name="P11"><text:span text:style-name="T12">Es<text:s/></text:span><text:span text:style-name="T13">fundamental</text:span><text:span text:style-name="T14"><text:s/>crear</text:span><text:span text:style-name="T15"><text:s/>buenos prompts (instrucciones)</text:span><text:span text:style-name="T16"><text:s/>para obtener los mejores resultados posibles.<text:s/></text:span><text:span text:style-name="T17">Pero igual de importante es pedirle a la IA que adopte un rol determinado desde el que nos pueda dar la mejor información posible. Por ello lo primero que haremos es pedirle que se convierta en<text:s/></text:span><text:span text:style-name="T18">una experta en el diseño de SA. Te ofrecemos un ejemplo de prompt para</text:span><text:span text:style-name="T19"><text:s/></text:span><text:span text:style-name="T20">asignar el rol, en el que sólo tendrás que cambiar lo que esté subrallado para adaptarlo a tus necesidades:</text:span></text:p>
      <text:p text:style-name="P21"><text:span text:style-name="T22">Actúa como una experta en el diseño de Situaciones de Aprendizaje (LOMLOE) para el<text:s/></text:span><text:span text:style-name="T23">primer curso</text:span><text:span text:style-name="T24"><text:s/>de<text:s/></text:span><text:span text:style-name="T25">Educación Secundaria Obligatoria</text:span><text:span text:style-name="T26">. Tienes un amplio conocimiento en Metodologías innovadoras, Aprendizaje Basado en Proyectos e inclusión, y estás familiarizada con una gran variedad de bibliografía al respecto que utilizas para brindar asesoramiento a otros profesores. Si tienes alguna pregunta o inquietud relacionada con el tema que te planteo, te animo a compartirla conmigo. Si hay algún tema del cual no tengas conocimiento, prefiero que evites improvisar; sé honesta y notifícame si no has comprendido algo. Me gustaría que utilices un lenguaje claro y formal, y que tus ideas sean creativas y apropiadas para la situación educativa que te solicitaré a continuación. ¿Me he explicado correctamente?</text:span></text:p>
      <text:p text:style-name="P27"/>
      <text:list text:style-name="LFO2" text:continue-numbering="true">
        <text:list-item>
          <text:p text:style-name="P28">Seguir la plantilla de SA:<text:s/></text:p>
        </text:list-item>
      </text:list>
      <text:p text:style-name="P29"><text:span text:style-name="T30">Para poder<text:s/></text:span><text:span text:style-name="T31">crear<text:s/></text:span><text:span text:style-name="T32">un buen prompt</text:span><text:span text:style-name="T33">,</text:span><text:span text:style-name="T34"><text:s/>que nos ofrezca una respuesta lo</text:span><text:span text:style-name="T35"><text:s/>más personalizad</text:span><text:span text:style-name="T36">a</text:span><text:span text:style-name="T37"><text:s/>posible</text:span><text:span text:style-name="T38">, h</text:span><text:span text:style-name="T39">ay<text:s/></text:span><text:span text:style-name="T40">apartados de la plantilla<text:s/></text:span><text:span text:style-name="T41">que debemos rellenar nosotros mismos</text:span><text:span text:style-name="T42">. Se trata de toda la primera fila de la tabla.</text:span><text:span text:style-name="T43"><text:s/>También</text:span><text:span text:style-name="T44"><text:s/>debemos rellenar la</text:span><text:span text:style-name="T45"><text:s/></text:span><text:span text:style-name="T46">información de contexto</text:span><text:span text:style-name="T47">: Donde está ubicado el centro, nivel socioeconómico de las familias del alumnado, del entorno</text:span><text:span text:style-name="T48"><text:s/>incluyendo las<text:s/></text:span><text:span text:style-name="T49"><text:s/></text:span><text:span text:style-name="T50">características del alumnado, necesidades específicas</text:span><text:span text:style-name="T51">, problemática concreta, etc</text:span><text:span text:style-name="T52">.<text:s/></text:span><text:span text:style-name="T53">Finalmente,<text:s/></text:span><text:span text:style-name="T54">debemos<text:s/></text:span><text:span text:style-name="T55">indicar en</text:span><text:span text:style-name="T56"><text:s/>la plantilla,<text:s/></text:span><text:span text:style-name="T57"><text:s/>el<text:s/></text:span><text:span text:style-name="T58">mismo<text:s/></text:span><text:span text:style-name="T59">prompt qué criterios de evaluación y saberes básicos queremos trabajar</text:span><text:span text:style-name="T60">. P</text:span><text:span text:style-name="T61">ara esto debemos ayudarnos del<text:s/></text:span><text:span text:style-name="T62">currículo oficial</text:span><text:span text:style-name="T63">, cortando y pegando</text:span><text:span text:style-name="T64">. Aquí tienes un ejemplo en el que debes sustituir el texto subrayado por el tuyo personalizado.</text:span></text:p>
      <text:p text:style-name="P65"><text:span text:style-name="T66">Crea la estructura de una Situación de Aprendizaje para<text:s/></text:span><text:span text:style-name="T67">la materia de<text:s/></text:span><text:span text:style-name="T68">Geografia e Historia</text:span><text:span text:style-name="T69">,</text:span><text:span text:style-name="T70"><text:s/></text:span><text:span text:style-name="T71">de<text:s/></text:span><text:span text:style-name="T72">1º de ESO</text:span><text:span text:style-name="T73">, que se desarrollará en el siguiente<text:s/></text:span><text:span text:style-name="T74">contexto: __.<text:s/></text:span></text:p>
      <text:p text:style-name="P75">Debe trabajar estos criterios de evaluación: __.<text:s/></text:p>
      <text:p text:style-name="P76">Debe trabajar estos saberes básicos: __.<text:s/></text:p>
      <text:p text:style-name="P77">Indícame el título de la Situación de Aprendizaje, la descripción, la justificación y el producto final que deberá elaborar el alumnado en grupos para resolver el desafío planteado. Intenta que sea muy atractivo para el alumnado y que esté muy vinculado a la resolución de un problema real, cercano y útil.</text:p>
      <text:p text:style-name="P78"/>
      <text:p text:style-name="P79">A partir de aquí pega donde<text:s/>corresponda la respuesta de la IA. Si no te parece correcta o mejorable indícaselo: “Genera una respuesta nueva”, “Repítelo dando más importancia al contexto que te he indicado”.</text:p>
      <text:list text:style-name="LFO2" text:continue-numbering="true">
        <text:list-item>
          <text:p text:style-name="P80">Prompt secuencia didàctica:</text:p>
        </text:list-item>
      </text:list>
      <text:p text:style-name="P81">A continuación podemos pedirle a la IA que<text:s/>genere las actividades<text:s/>y la temporización de las mismas.</text:p>
      <text:p text:style-name="P82"><text:span text:style-name="T83">Desarrolla las actividades que compondrán la Situación de Aprendizaje.<text:s/></text:span><text:span text:style-name="T84">Indica el<text:s/></text:span><text:span text:style-name="T85">número de sesiones de la<text:s/></text:span><text:span text:style-name="T86">situación de aprendizaje, el número de actividades por sesión<text:s/></text:span><text:span text:style-name="T87">y<text:s/></text:span><text:span text:style-name="T88">la<text:s/></text:span><text:span text:style-name="T89">descripción de la actividad.<text:s/></text:span><text:span text:style-name="T90">Ten en cuenta que cada sesión es de<text:s/></text:span><text:span text:style-name="T91">55 minutos</text:span><text:span text:style-name="T92">.<text:s/></text:span><text:span text:style-name="T93">Finalmente indica</text:span><text:span text:style-name="T94"><text:s/>la fecha de fin, sabiendo que quiero empezar __ y que dedico __ sesiones a la semana.</text:span></text:p>
      <text:p text:style-name="P95">Si<text:s/>en<text:s/>la secuencia didáctica no aparecen<text:s/>desarrolladas las<text:s/>actividades, pídele<text:s/>que lo haga<text:s/>si así lo deseas:</text:p>
      <text:p text:style-name="P96"><text:span text:style-name="T97">Desarrolla</text:span><text:span text:style-name="T98"><text:s/>Sesión 1/Actividad 1</text:span><text:span text:style-name="T99"><text:s/>e indica en forma de cronograma cómo se desarrollaría.</text:span></text:p>
      <text:list text:style-name="LFO2" text:continue-numbering="true">
        <text:list-item>
          <text:p text:style-name="P100">Prompt de evaluación:</text:p>
        </text:list-item>
      </text:list>
      <text:p text:style-name="P101">Llegados a este punto podemos intentar que la IA nos haga una propuesta en relación a la evaluación. Podemos pedirle que nos indique qué<text:s/>instrumentos de evaluación propone para registrar cada criterio.</text:p>
      <text:p text:style-name="P102">Crea una tabla con dos columnas: criterio de evaluación e instrumento de evaluación (observación directa, lista de cotejo, rúbrica, diana de evaluación, exit ticket...). Rellénala con los criterios de evaluación que te indiqué y el instrumento de evaluación que consideres más apropiado en cada caso.</text:p>
      <text:p text:style-name="P103">Puedes pedirle incluso que desarrolle o cree esos instrumentos de evaluación:</text:p>
      <text:p text:style-name="P104">Desarrolla<text:s/>la<text:s/>lista de cotejo<text:s/>que has propuesto para evaluar el criterio ___ en la actividad ___.</text:p>
      <text:p text:style-name="P105"><text:span text:style-name="T106">Desarrolla la rúbrica<text:s/></text:span><text:span text:style-name="T107">de la tarea ___<text:s/></text:span><text:span text:style-name="T108">en forma de tabla de doble entrada en la que cada fila es un item</text:span><text:span text:style-name="T109"><text:s/>en el que se relaciona el criterio de evaluación con los saberes básicos</text:span><text:span text:style-name="T110"><text:s/>y cada columna el grado de conse</text:span><text:span text:style-name="T111">cución de cada item</text:span><text:span text:style-name="T112">.</text:span></text:p>
      <text:p text:style-name="P113">Si en este apartado,<text:s/>los resultados que te ofrece la<text:s/>IA<text:s/>no te convencen te proponemos otra forma de utilizarla para facilitar el proceso de evaluación. Como en una situación de aprendizaje, de lo que se trata es de evaluar el progreso en el grado de<text:s/>adquisición de las competencias específicas, tomando como referente los criterios de evaluación, te ayudamos a mostrarlo en forma de rúbrica.<text:s/></text:p>
      <text:p text:style-name="P114">Crea una tabla similar a esta, en la sustituyas la competencia específica, y sus respectivos criterios de evaluación, por los que a ti te interese:</text:p>
      <text:p text:style-name="P115"><text:span text:style-name="T116">CE 1.<text:s/></text:span><text:span text:style-name="T117">Describir y contextualizar en el tiempo y el espacio los acontecimientos y los procesos más relevantes de la historia propia y universal, identificando referentes de la evolución hacia la sociedad actual y valorando la diversidad. <text:s/></text:span><text:span text:style-name="T118"><text:s/></text:span></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Criterios de evaluación</text:p>
          </table:table-cell>
          <table:table-cell table:style-name="TableCell128">
            <text:p text:style-name="P129">Progreso<text:s/>Excelente</text:p>
          </table:table-cell>
          <table:table-cell table:style-name="TableCell130">
            <text:p text:style-name="P131"><text:span text:style-name="T132">Progreso<text:s/></text:span><text:span text:style-name="T133">Notable</text:span></text:p>
          </table:table-cell>
          <table:table-cell table:style-name="TableCell134">
            <text:p text:style-name="P135"><text:span text:style-name="T136">Progreso<text:s/></text:span><text:span text:style-name="T137">B</text:span><text:span text:style-name="T138">ien</text:span></text:p>
          </table:table-cell>
          <table:table-cell table:style-name="TableCell139">
            <text:p text:style-name="P140"><text:span text:style-name="T141">Progr</text:span><text:span text:style-name="T142">e</text:span><text:span text:style-name="T143">s</text:span><text:span text:style-name="T144">o</text:span><text:span text:style-name="T145"><text:s/>Suficient</text:span><text:span text:style-name="T146">e</text:span></text:p>
          </table:table-cell>
        </table:table-row>
        <table:table-row table:style-name="TableRow147">
          <table:table-cell table:style-name="TableCell148">
            <text:p text:style-name="P149"><text:span text:style-name="T150">1.1.<text:s/></text:span><text:span text:style-name="T151">Construir un relato cronológicamente ordenado y coherente sobre hechos y personajes relevantes del pasado y sobre su relación con el presente.</text:span></text:p>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text:span text:style-name="T163">1.2. Reconèixer la diferent rellevància atorgada a uns fets històrics sobre uns altres en diferents moments del passat i en el present.</text:span></text:p>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text:span text:style-name="T175">1.3. Manifestar interès i respecte per la diversitat històrica i cultural de les societats humanes.</text:span></text:p>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
      <text:p text:style-name="P184">Ahora pídele a la IA que<text:s/>muestre<text:s/>en progresión los diferentes grados de adquisición de cada<text:s/>criterio:</text:p>
      <text:p text:style-name="P185">Desglosa el siguiente criterio:<text:s/>“Construir un relato cronológicamente ordenado y coherente sobre hechos y personajes relevantes del pasado y sobre su relación con el presente”, en cinco niveles de desempeño.</text:p>
      <text:list text:style-name="LFO2" text:continue-numbering="true">
        <text:list-item>
          <text:p text:style-name="P186"><text:span text:style-name="T187">Prompt atención a la diversidad:</text:span></text:p>
        </text:list-item>
      </text:list>
      <text:p text:style-name="P188"><text:span text:style-name="T189">Finalmente, puedes pedirle a la IA que haga una propuesta sobre las medidas de respuesta para la inclusión</text:span><text:span text:style-name="T190">. Aunque quizás en este apartado es donde el factor humano es más importante, por tanto, tras la respuesta de la IA, aplica el sentido común y t</text:span><text:span text:style-name="T191">us conocimientos sobre el DUA-A, que puedes ampliar a través de estos recursos:<text:s/></text:span><text:a xlink:href="https://portal.edu.gva.es/cefireinclusiva/es/dua-a-2/" office:target-frame-name="_top" xlink:show="replace"><text:span text:style-name="T192">DUA-a</text:span></text:a></text:p>
      <text:p text:style-name="P193">Desarrolla<text:s/>las<text:s/>Medidas de respuesta<text:s/>para<text:s/>la inclusión (DUA),<text:s/>metodologías inclusivas,<text:s/>Organización de espacios de aprendizaje, Recursos y<text:s/>Materiales, teniendo en cuenta al alumnado que tiene las siguientes necesidades especiales.</text:p>
      <text:p text:style-name="P194"><text:span text:style-name="T195">Esperamos que esta guía te haya resultado útil, y que te haya servido de ayuda<text:s/></text:span><text:span text:style-name="T196">en<text:s/></text:span><text:span text:style-name="T197">el diseño de tus situaciones de aprendizaje.<text:s/></text:span><text:span text:style-name="T198">No olvides que la ayuda viene de las ideas inspiradoras que aporta, pero que conviene filtrar y seleccionar, en función de nuestros conocimientos e interes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svg:font-family="Montserrat" style:font-family-generic="system" style:font-pitch="variable" svg:panose-1="0 0 5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TTIER PALANCA, CARLOS</meta:initial-creator>
    <dc:creator>SETTIER PALANCA, CARLOS</dc:creator>
    <meta:creation-date>2024-01-30T18:35:00Z</meta:creation-date>
    <dc:date>2024-01-30T18:35:00Z</dc:date>
    <meta:template xlink:href="Normal.dotm" xlink:type="simple"/>
    <meta:editing-cycles>1</meta:editing-cycles>
    <meta:editing-duration>PT0S</meta:editing-duration>
    <meta:document-statistic meta:page-count="1" meta:paragraph-count="16" meta:word-count="1251" meta:character-count="8117" meta:row-count="57" meta:non-whitespace-character-count="6882"/>
  </office:meta>
</office:document-meta>
</file>